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Fira Code VF" svg:font-family="'Fira Code VF', ui-monospace, SFMono-Regular, Menlo, Monaco, Consolas, 'Liberation Mono', 'Courier New', monospace"/>
    <style:font-face style:name="Fira Mono" svg:font-family="'Fira Mono', 'Andale Mono', Consolas, monospace"/>
    <style:font-face style:name="Inter var" svg:font-family="'Inter var', ui-sans-serif, system-ui, apple-system, BlinkMacSystemFont, 'Segoe UI', Roboto, 'Helvetica Neue', Arial, 'Noto Sans', sans-serif, 'Apple Color Emoji', 'Segoe UI Emoji', 'Segoe UI Symbol', 'Noto Color Emoji'"/>
    <style:font-face style:name="Inter" svg:font-family="Inter, sans-serif"/>
    <style:font-face style:name="Lato" svg:font-family="Lato, sans-serif"/>
    <style:font-face style:name="OpenSymbol" svg:font-family="OpenSymbol"/>
    <style:font-face style:name="Roboto" svg:font-family="Roboto, 'Helvetica Neue', Helvetica, Arial, sans-serif"/>
    <style:font-face style:name="SFMono-Regular" svg:font-family="SFMono-Regular, Menlo, Monaco, Consolas, monospace"/>
    <style:font-face style:name="Segoe UI" svg:font-family="'Segoe UI'"/>
    <style:font-face style:name="Source Sans Pro" svg:font-family="'Source Sans Pro', 'Lucida Grande', sans-serif"/>
    <style:font-face style:name="Times New Roman1" svg:font-family="'Times New Roman'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507in" table:align="left"/>
    </style:style>
    <style:style style:name="Table1.A" style:family="table-column">
      <style:table-column-properties style:column-width="3.7507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fo:background-color="#dbf4ff">
        <style:background-image/>
      </style:table-row-properties>
    </style:style>
    <style:style style:name="P1" style:family="paragraph" style:parent-style-name="Heading_20_5">
      <style:paragraph-properties fo:margin-left="0in" fo:margin-right="0in" fo:margin-top="0in" fo:margin-bottom="0.1665in" fo:line-height="140%" fo:orphans="2" fo:widows="2" fo:text-indent="0in" style:auto-text-indent="false" fo:padding-left="0in" fo:padding-right="0in" fo:padding-top="0in" fo:padding-bottom="0.1665in" fo:border-left="none" fo:border-right="none" fo:border-top="none" fo:border-bottom="0.0008in solid #dedede"/>
      <style:text-properties fo:font-variant="normal" fo:text-transform="none" fo:color="#0e1724" style:font-name="Roboto" fo:font-size="10.5pt" fo:letter-spacing="normal" fo:font-style="normal" fo:font-weight="normal" fo:background-color="#ffffff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a0a23" style:font-name="Lato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.1665in" fo:margin-right="0.1252in" fo:margin-top="0.1665in" fo:margin-bottom="0.0835in" fo:text-indent="0in" style:auto-text-indent="false" fo:padding="0in" fo:border="none"/>
    </style:style>
    <style:style style:name="P4" style:family="paragraph" style:parent-style-name="Text_20_body">
      <style:paragraph-properties fo:margin-top="0.0728in" fo:margin-bottom="0.0835in" fo:line-height="133%" fo:padding="0in" fo:border="none"/>
      <style:text-properties style:use-window-font-color="true"/>
    </style:style>
    <style:style style:name="P5" style:family="paragraph" style:parent-style-name="Text_20_body">
      <style:paragraph-properties fo:margin-top="0in" fo:margin-bottom="0.1665in" fo:orphans="2" fo:widows="2" fo:padding="0in" fo:border="none"/>
      <style:text-properties fo:font-variant="normal" fo:text-transform="none" fo:color="#0e1724" style:font-name="Roboto" fo:font-size="10.5pt" fo:letter-spacing="normal" fo:font-style="normal" fo:font-weight="normal" fo:background-color="#ffffff"/>
    </style:style>
    <style:style style:name="P6" style:family="paragraph" style:parent-style-name="Standard">
      <style:paragraph-properties fo:margin-top="0in" fo:margin-bottom="0.1665in" fo:orphans="2" fo:widows="2" fo:padding="0in" fo:border="none"/>
      <style:text-properties fo:font-size="2pt" style:font-size-asian="2pt" style:font-size-complex="2pt"/>
    </style:style>
    <style:style style:name="P7" style:family="paragraph" style:parent-style-name="Heading_20_5">
      <style:paragraph-properties fo:margin-top="0.3646in" fo:margin-bottom="0.1665in" fo:line-height="140%" fo:orphans="2" fo:widows="2" fo:padding="0in" fo:border="none"/>
      <style:text-properties fo:font-variant="normal" fo:text-transform="none" fo:color="#0e1724" style:font-name="Roboto" fo:font-size="10.5pt" fo:letter-spacing="normal" fo:font-style="normal" fo:font-weight="normal" fo:background-color="#ffffff"/>
    </style:style>
    <style:style style:name="P8" style:family="paragraph" style:parent-style-name="Table_20_Contents">
      <style:paragraph-properties fo:padding-left="0.0193in" fo:padding-right="0.1354in" fo:padding-top="0in" fo:padding-bottom="0in" fo:border-left="0.0008in solid #000000" fo:border-right="0.0008in solid #000000" fo:border-top="none" fo:border-bottom="none"/>
    </style:style>
    <style:style style:name="P9" style:family="paragraph" style:parent-style-name="Standard">
      <style:paragraph-properties style:line-height-at-least="0.25in" fo:background-color="transparent">
        <style:background-image/>
      </style:paragraph-properties>
      <style:text-properties fo:color="#d4d4d4" fo:background-color="#1e1e1e"/>
    </style:style>
    <style:style style:name="P10" style:family="paragraph" style:parent-style-name="Standard">
      <style:paragraph-properties fo:orphans="2" fo:widows="2" fo:background-color="transparent">
        <style:background-image/>
      </style:paragraph-properties>
      <style:text-properties fo:font-variant="normal" fo:text-transform="none" style:use-window-font-color="true" style:font-name="Consolas" fo:font-size="12pt" fo:letter-spacing="normal" fo:font-style="normal" fo:font-weight="normal" fo:background-color="transparent" style:font-size-asian="12pt" style:font-size-complex="12pt"/>
    </style:style>
    <style:style style:name="P11" style:family="paragraph" style:parent-style-name="Text_20_body">
      <style:paragraph-properties fo:orphans="2" fo:widows="2" fo:background-color="transparent">
        <style:background-image/>
      </style:paragraph-properties>
      <style:text-properties fo:font-variant="normal" fo:text-transform="none" style:use-window-font-color="true" style:font-name="Consolas" fo:font-size="12pt" fo:letter-spacing="normal" fo:font-style="normal" fo:font-weight="normal" fo:background-color="transparent" style:font-size-asian="12pt" style:font-size-complex="12pt"/>
    </style:style>
    <style:style style:name="P12" style:family="paragraph" style:parent-style-name="Heading_20_1">
      <style:text-properties style:use-window-font-color="true" fo:font-weight="bold"/>
    </style:style>
    <style:style style:name="P13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Text_20_body" style:list-style-name="L3">
      <style:paragraph-properties fo:orphans="2" fo:widows="2"/>
      <style:text-properties fo:font-variant="normal" fo:text-transform="none" fo:color="#0a0a23" style:font-name="inherit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3">
      <style:paragraph-properties fo:orphans="2" fo:widows="2"/>
      <style:text-properties fo:font-variant="normal" fo:text-transform="none" fo:color="#334155" style:font-name="Inter var" fo:font-size="10.5pt" fo:letter-spacing="normal" fo:font-style="normal" fo:font-weight="normal" style:font-weight-asian="normal" style:font-weight-complex="normal"/>
    </style:style>
    <style:style style:name="P16" style:family="paragraph" style:parent-style-name="Text_20_body" style:list-style-name="L3">
      <style:paragraph-properties fo:orphans="2" fo:widows="2"/>
    </style:style>
    <style:style style:name="P17" style:family="paragraph" style:parent-style-name="Text_20_body" style:list-style-name="L1">
      <style:paragraph-properties fo:margin-left="0in" fo:margin-right="0in" fo:margin-top="0in" fo:margin-bottom="0in" fo:line-height="143%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.0209in" fo:margin-right="0in" fo:margin-top="0in" fo:margin-bottom="0in" fo:orphans="2" fo:widows="2" fo:text-indent="0in" style:auto-text-indent="false" fo:background-color="#379e54" fo:padding="0in" fo:border="none">
        <style:background-image/>
      </style:paragraph-properties>
      <style:text-properties fo:font-variant="normal" fo:text-transform="none" fo:color="#ffffff" style:font-name="Roboto" fo:font-size="10.5pt" fo:letter-spacing="normal" fo:font-style="normal" fo:font-weight="normal" fo:background-color="#ffffff"/>
    </style:style>
    <style:style style:name="P19" style:family="paragraph" style:parent-style-name="Text_20_body" style:list-style-name="L3">
      <style:paragraph-properties fo:orphans="2" fo:widows="2" fo:background-color="transparent">
        <style:background-image/>
      </style:paragraph-properties>
    </style:style>
    <style:style style:name="P20" style:family="paragraph" style:parent-style-name="Text_20_body" style:list-style-name="L3">
      <style:paragraph-properties fo:orphans="2" fo:widows="2" fo:background-color="transparent">
        <style:background-image/>
      </style:paragraph-properties>
      <style:text-properties style:use-window-font-color="true" style:font-name="Consolas" fo:font-size="13.5pt" fo:font-weight="normal" fo:background-color="transparent"/>
    </style:style>
    <style:style style:name="P21" style:family="paragraph" style:parent-style-name="Text_20_body" style:list-style-name="L3">
      <style:paragraph-properties fo:orphans="2" fo:widows="2" fo:background-color="transparent">
        <style:background-image/>
      </style:paragraph-properties>
      <style:text-properties fo:color="#d4d4d4" style:font-name="Consolas" fo:font-size="13.5pt" fo:font-weight="normal" fo:background-color="#1e1e1e"/>
    </style:style>
    <style:style style:name="P22" style:family="paragraph" style:parent-style-name="Standard" style:list-style-name="L3">
      <style:paragraph-properties fo:orphans="2" fo:widows="2" fo:background-color="transparent">
        <style:background-image/>
      </style:paragraph-properties>
      <style:text-properties fo:color="#d4d4d4" style:font-name="Consolas" fo:font-size="13.5pt" fo:font-weight="normal" fo:background-color="#1e1e1e"/>
    </style:style>
    <style:style style:name="P23" style:family="paragraph" style:parent-style-name="Standard" style:list-style-name="L3">
      <style:paragraph-properties fo:orphans="2" fo:widows="2" fo:background-color="transparent">
        <style:background-image/>
      </style:paragraph-properties>
    </style:style>
    <style:style style:name="P24" style:family="paragraph" style:parent-style-name="Standard">
      <style:paragraph-properties fo:orphans="2" fo:widows="2" fo:background-color="transparent">
        <style:background-image/>
      </style:paragraph-properties>
      <style:text-properties fo:font-variant="normal" fo:text-transform="none" fo:color="#d4d4d4" style:font-name="Consolas" fo:font-size="13.5pt" fo:letter-spacing="normal" fo:font-style="normal" fo:font-weight="normal" fo:background-color="#1e1e1e"/>
    </style:style>
    <style:style style:name="P25" style:family="paragraph" style:parent-style-name="Standard" style:list-style-name="L3">
      <style:paragraph-properties fo:orphans="2" fo:widows="2" fo:background-color="transparent">
        <style:background-image/>
      </style:paragraph-properties>
      <style:text-properties fo:font-variant="normal" fo:text-transform="none" fo:color="#d4d4d4" style:font-name="Consolas" fo:font-size="13.5pt" fo:letter-spacing="normal" fo:font-style="normal" fo:font-weight="normal" fo:background-color="transparent"/>
    </style:style>
    <style:style style:name="T1" style:family="text">
      <style:text-properties fo:color="#bec0c2" style:text-underline-style="solid" style:text-underline-width="auto" style:text-underline-color="font-color" fo:font-weight="bold" fo:background-color="transparent"/>
    </style:style>
    <style:style style:name="T2" style:family="text">
      <style:text-properties fo:color="#eb3730"/>
    </style:style>
    <style:style style:name="T3" style:family="text">
      <style:text-properties fo:color="#007fed" style:text-line-through-style="none" style:text-underline-style="none" style:text-blinking="false" fo:background-color="transparent"/>
    </style:style>
    <style:style style:name="T4" style:family="text">
      <style:text-properties style:use-window-font-color="true" style:text-underline-style="solid" style:text-underline-width="auto" style:text-underline-color="font-color" fo:font-weight="bold" fo:background-color="transparent"/>
    </style:style>
    <style:style style:name="T5" style:family="text">
      <style:text-properties style:use-window-font-color="true" style:text-line-through-style="none" style:text-underline-style="none" style:text-blinking="false"/>
    </style:style>
    <style:style style:name="T6" style:family="text">
      <style:text-properties style:use-window-font-color="true" style:text-line-through-style="none" style:text-underline-style="none" style:text-blinking="false"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9" style:family="text">
      <style:text-properties fo:font-variant="normal" fo:text-transform="none" fo:color="#000000" fo:font-size="14pt" fo:letter-spacing="normal" fo:font-style="normal" fo:font-weight="normal"/>
    </style:style>
    <style:style style:name="T10" style:family="text">
      <style:text-properties fo:font-variant="normal" fo:text-transform="none" fo:color="#334155" style:font-name="Inter var" fo:font-size="10.5pt" fo:letter-spacing="normal" fo:font-style="normal" fo:font-weight="normal"/>
    </style:style>
    <style:style style:name="T11" style:family="text">
      <style:text-properties fo:font-variant="normal" fo:text-transform="none" fo:color="#334155" style:font-name="Inter var" fo:font-size="10.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334155" style:font-name="Inter var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4155" fo:letter-spacing="normal"/>
    </style:style>
    <style:style style:name="T14" style:family="text">
      <style:text-properties fo:font-variant="normal" fo:text-transform="none" fo:color="#334155" fo:letter-spacing="normal" fo:font-weight="normal" style:font-weight-asian="normal" style:font-weight-complex="normal"/>
    </style:style>
    <style:style style:name="T15" style:family="text">
      <style:text-properties fo:font-variant="normal" fo:text-transform="none" fo:color="#334155" fo:letter-spacing="normal" fo:font-weight="bold" style:font-weight-asian="bold" style:font-weight-complex="bold"/>
    </style:style>
    <style:style style:name="T16" style:family="text">
      <style:text-properties fo:font-variant="normal" fo:text-transform="none" fo:color="#334155" style:font-name="Fira Code VF" fo:letter-spacing="normal" fo:font-style="normal" fo:font-weight="bold"/>
    </style:style>
    <style:style style:name="T17" style:family="text">
      <style:text-properties fo:font-variant="normal" fo:text-transform="none" style:font-name="Fira Code VF" fo:letter-spacing="normal" fo:font-style="normal" fo:font-weight="bold"/>
    </style:style>
    <style:style style:name="T18" style:family="text">
      <style:text-properties fo:font-variant="normal" fo:text-transform="none" style:font-name="Fira Code VF" fo:letter-spacing="normal" fo:font-style="normal" fo:font-weight="bold" style:font-weight-asian="normal" style:font-weight-complex="normal"/>
    </style:style>
    <style:style style:name="T19" style:family="text">
      <style:text-properties fo:font-variant="normal" fo:text-transform="none" fo:color="#9cdcfe" style:font-name="Consolas" fo:font-size="13.5pt" fo:letter-spacing="normal" fo:font-style="normal" fo:font-weight="normal" fo:background-color="#1e1e1e"/>
    </style:style>
    <style:style style:name="T20" style:family="text">
      <style:text-properties fo:font-variant="normal" fo:text-transform="none" fo:color="#9cdcfe" style:font-name="Consolas" fo:font-size="13.5pt" fo:letter-spacing="normal" fo:font-style="normal" fo:font-weight="normal" fo:background-color="transparent"/>
    </style:style>
    <style:style style:name="T21" style:family="text">
      <style:text-properties fo:font-variant="normal" fo:text-transform="none" fo:color="#9cdcfe" style:font-name="Consolas" fo:font-size="12pt" fo:letter-spacing="normal" fo:font-style="normal" fo:font-weight="normal" fo:background-color="transparent" style:font-size-asian="12pt" style:font-size-complex="12pt"/>
    </style:style>
    <style:style style:name="T22" style:family="text">
      <style:text-properties fo:font-variant="normal" fo:text-transform="none" fo:color="#2d3748" style:font-name="Inter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d3748" style:font-name="Inter" fo:font-size="12pt" fo:letter-spacing="normal" fo:font-style="normal" fo:font-weight="normal" fo:background-color="transparent" style:font-size-asian="12pt" style:font-size-complex="12pt"/>
    </style:style>
    <style:style style:name="T24" style:family="text">
      <style:text-properties fo:font-variant="normal" fo:text-transform="none" fo:color="#2d3748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d3748" style:font-name="SFMono-Regular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333333" style:font-name="Consolas" fo:font-size="13.5pt" fo:letter-spacing="normal" fo:font-style="normal" fo:font-weight="normal" fo:background-color="transparent"/>
    </style:style>
    <style:style style:name="T27" style:family="text">
      <style:text-properties fo:font-variant="normal" fo:text-transform="none" fo:color="#333333" style:font-name="Source Sans Pro" fo:font-size="13.5pt" fo:letter-spacing="normal" fo:font-style="normal" fo:font-weight="normal" fo:background-color="transparent"/>
    </style:style>
    <style:style style:name="T28" style:family="text">
      <style:text-properties fo:font-variant="normal" fo:text-transform="none" fo:color="#333333" style:font-name="Fira Mono" fo:font-size="13.5pt" fo:letter-spacing="normal" fo:font-style="normal" fo:font-weight="normal" fo:background-color="#f7f7f7"/>
    </style:style>
    <style:style style:name="T29" style:family="text">
      <style:text-properties fo:font-variant="normal" fo:text-transform="none" fo:color="#ce9178" style:font-name="Consolas" fo:font-size="13.5pt" fo:letter-spacing="normal" fo:font-style="normal" fo:font-weight="normal" fo:background-color="#1e1e1e"/>
    </style:style>
    <style:style style:name="T30" style:family="text">
      <style:text-properties fo:font-variant="normal" fo:text-transform="none" fo:color="#d4d4d4" style:font-name="Consolas" fo:font-size="13.5pt" fo:letter-spacing="normal" fo:font-style="normal" fo:font-weight="normal" fo:background-color="#1e1e1e"/>
    </style:style>
    <style:style style:name="T31" style:family="text">
      <style:text-properties fo:font-variant="normal" fo:text-transform="none" fo:color="#d4d4d4" style:font-name="Consolas" fo:font-size="13.5pt" fo:letter-spacing="normal" fo:font-style="normal" fo:font-weight="normal" fo:background-color="transparent"/>
    </style:style>
    <style:style style:name="T32" style:family="text">
      <style:text-properties fo:font-variant="normal" fo:text-transform="none" fo:color="#0a0a23" style:font-name="Lato" fo:font-size="12pt" fo:letter-spacing="normal" fo:font-style="normal" fo:font-weight="normal" style:font-size-asian="12pt" style:font-size-complex="12pt"/>
    </style:style>
    <style:style style:name="T33" style:family="text">
      <style:text-properties fo:color="#569cd6"/>
    </style:style>
    <style:style style:name="T34" style:family="text">
      <style:text-properties fo:color="#569cd6" style:font-name="Consolas" fo:font-size="13.5pt" fo:font-weight="normal"/>
    </style:style>
    <style:style style:name="T35" style:family="text">
      <style:text-properties fo:color="#569cd6" style:font-name="Consolas" fo:font-size="13.5pt" fo:font-weight="normal" fo:background-color="#1e1e1e"/>
    </style:style>
    <style:style style:name="T36" style:family="text">
      <style:text-properties fo:color="#d4d4d4" style:font-name="Consolas" fo:font-size="13.5pt" fo:font-weight="normal" fo:background-color="#1e1e1e"/>
    </style:style>
    <style:style style:name="T37" style:family="text">
      <style:text-properties fo:color="#d4d4d4" style:font-name="Consolas" fo:font-size="13.5pt" fo:font-weight="normal" fo:background-color="#1e1e1e" style:font-weight-asian="normal" style:font-weight-complex="normal"/>
    </style:style>
    <style:style style:name="T38" style:family="text">
      <style:text-properties fo:color="#ce9178"/>
    </style:style>
    <style:style style:name="T39" style:family="text">
      <style:text-properties fo:color="#ce9178" style:font-name="Consolas" fo:font-size="13.5pt" fo:font-weight="normal" fo:background-color="#1e1e1e"/>
    </style:style>
    <style:style style:name="T40" style:family="text">
      <style:text-properties fo:color="#ce9178" style:font-name="Consolas" fo:font-size="13.5pt" fo:font-weight="normal" fo:background-color="#1e1e1e" style:font-weight-asian="normal" style:font-weight-complex="normal"/>
    </style:style>
    <style:style style:name="T41" style:family="text">
      <style:text-properties fo:color="#808080"/>
    </style:style>
    <style:style style:name="T42" style:family="text">
      <style:text-properties fo:color="#808080" style:font-name="Consolas" fo:font-size="13.5pt" fo:font-weight="normal"/>
    </style:style>
    <style:style style:name="T43" style:family="text">
      <style:text-properties fo:color="#808080" style:font-name="Consolas" fo:font-size="13.5pt" fo:font-weight="normal" fo:background-color="#1e1e1e"/>
    </style:style>
    <style:style style:name="T44" style:family="text">
      <style:text-properties fo:background-color="transparent"/>
    </style:style>
    <style:style style:name="T45" style:family="text">
      <style:text-properties fo:color="#9cdcfe" style:font-name="Consolas" fo:font-size="13.5pt" fo:font-weight="normal" fo:background-color="#1e1e1e"/>
    </style:style>
    <style:style style:name="T46" style:family="text">
      <style:text-properties style:font-name="Consolas" fo:font-size="13.5pt" fo:font-weight="normal"/>
    </style:style>
    <style:style style:name="T47" style:family="text">
      <style:text-properties style:font-name="Segoe UI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eact JS Full-Stack Developer (6 and more year experience)</text:h>
      <text:p text:style-name="P4">$<text:bookmark text:name="contestHeaderPrize"/>200 USD</text:p>
      <text:list xml:id="list7295519058327933725" text:style-name="L1">
        <text:list-item>
          <text:p text:style-name="P17"><text:bookmark text:name="cvpTabDescription"/><text:a xlink:type="simple" xlink:href="javascript:void(0)" text:style-name="Internet_20_link" text:visited-style-name="Visited_20_Internet_20_Link"><text:span text:style-name="T5">Description</text:span></text:a></text:p>
        </text:list-item>
        <text:list-item>
          <text:p text:style-name="P17"><text:bookmark text:name="cvpTabEntries"/><text:a xlink:type="simple" xlink:href="javascript:void(0)" text:style-name="Internet_20_link" text:visited-style-name="Visited_20_Internet_20_Link"><text:span text:style-name="T6">Entries</text:span></text:a></text:p>
        </text:list-item>
      </text:list>
      <text:section text:style-name="Sect1" text:name="actionButtons">
        <text:p text:style-name="P3"><text:bookmark text:name="new-submit-join"/><text:a xlink:type="simple" xlink:href="javascript:void(0)" text:style-name="Internet_20_link" text:visited-style-name="Visited_20_Internet_20_Link"><text:span text:style-name="T4">I will submit an entry later</text:span></text:a><text:a xlink:type="simple" xlink:href="javascript:void(0)" text:style-name="Internet_20_link" text:visited-style-name="Visited_20_Internet_20_Link"><text:span text:style-name="T1"> </text:span></text:a>Submit My Entry</text:p>
      </text:section>
      <text:section text:style-name="Sect1" text:name="cvp-section-description">
        <text:h text:style-name="P1" text:outline-level="5">Description</text:h>
        <text:list xml:id="list9138982075153909911" text:style-name="L2">
          <text:list-item>
            <text:p text:style-name="P18"><text:bookmark text:name="upgradeRibbons"/>GUARANTEED</text:p>
          </text:list-item>
        </text:list>
        <text:p text:style-name="P5">UPDATE 2023-01-26_01:<text:line-break/>Take the task from the attached file!<text:line-break/>Thank you!<text:line-break/><text:line-break/><text:line-break/>UPDATE 2023-01-26:<text:line-break/>A big thank you to everyone who is interested in our project!<text:line-break/><text:line-break/>We have received so many feedbacks and choosing the right one is very difficult!<text:line-break/>For this reason we will start a competition and hope that we will find good "React JS Full-Stack Developers" for us in this way!<text:line-break/><text:line-break/>Thank you for understanding!<text:line-break/><text:line-break/><text:line-break/>ORIGINAL MESSAGE:<text:line-break/>We are now looking for a passionate &amp; creative Freelance Senior Frontend Developer who can support us for the development of an Admin template.</text:p>
        <text:h text:style-name="P7" text:outline-level="5">Files Attached</text:h>
        <text:p text:style-name="P6"><text:bookmark text:name="attachmentsTable"/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8"><text:span text:style-name="T2">PDF</text:span> <text:span text:style-name="T3">D_iomAdmin_Template_TaksList_Freelancer.pdf</text:span></text:p>
            </table:table-cell>
          </table:table-row>
          <table:table-row table:style-name="Table1.2">
            <table:table-cell table:style-name="Table1.A1" office:value-type="string">
              <text:p text:style-name="P8"><text:span text:style-name="T2">PDF</text:span> <text:span text:style-name="T3">D_iomAdmin_Template_Plan_Freelancer (1).pdf</text:span></text:p>
            </table:table-cell>
          </table:table-row>
        </table:table>
      </text:section>
      <text:p text:style-name="Standard"/>
      <text:p text:style-name="P2">Tailwind CSS is a popular CSS framework, and React is one of the most popular JavaScript libraries. Hence, Tailwind CSS and React are a great combo to use if you're building a frontend project.</text:p>
      <text:list xml:id="list6744207683801225487" text:style-name="L3">
        <text:list-item>
          <text:p text:style-name="P13"><text:s/>Create folder on the desktop named: ReactDashboard and open the folder in Visual Studio Code</text:p>
        </text:list-item>
        <text:list-item>
          <text:p text:style-name="P16"><text:span text:style-name="T8"><text:s/>At the command Terminal, enter (or copy and paste) the following codes: </text:span><text:bookmark text:name="pcode_frontend_2"/><text:span text:style-name="Source_20_Text"><text:span text:style-name="T9">npx create-react-app dashboard</text:span></text:span></text:p>
        </text:list-item>
        <text:list-item>
          <text:p text:style-name="P16"><text:soft-page-break/><text:span text:style-name="Source_20_Text"><text:span text:style-name="T9"><text:s/>cd dashboard</text:span></text:span></text:p>
        </text:list-item>
        <text:list-item>
          <text:p text:style-name="P16"><text:span text:style-name="Source_20_Text"><text:span text:style-name="T9"><text:s/>npm start</text:span></text:span></text:p>
        </text:list-item>
        <text:list-item>
          <text:p text:style-name="P19"><text:s/>Remove from index.js: <text:span text:style-name="T35">import</text:span><text:span text:style-name="T36"> reportWebVitals </text:span><text:span text:style-name="T35">from</text:span><text:span text:style-name="T36"> </text:span><text:span text:style-name="T39">'./reportWebVitals'</text:span><text:span text:style-name="T36">;</text:span></text:p>
          <text:p text:style-name="P20"><text:s/>and</text:p>
          <text:p text:style-name="P21">reportWebVitals();</text:p>
        </text:list-item>
        <text:list-item>
          <text:p text:style-name="P16"><text:s/>In App.js: replace the <text:span text:style-name="T35">return</text:span> statement with: <text:span text:style-name="T35">return</text:span><text:span text:style-name="T36"> ( </text:span><text:span text:style-name="T43">&lt;</text:span><text:span text:style-name="T35">div</text:span><text:span text:style-name="T43">&gt;&lt;/</text:span><text:span text:style-name="T35">div</text:span><text:span text:style-name="T43">&gt;</text:span><text:span text:style-name="T36"> );</text:span></text:p>
        </text:list-item>
        <text:list-item>
          <text:p text:style-name="P16"><text:s/>Remove everything from index.css</text:p>
        </text:list-item>
        <text:list-item>
          <text:p text:style-name="P16"><text:s/>Remove everything from App.css</text:p>
        </text:list-item>
        <text:list-item>
          <text:p text:style-name="P16"><text:s/>Go to: <text:a xlink:type="simple" xlink:href="https://tailwindcss.com/docs/guides/create-react-app" text:style-name="Internet_20_link" text:visited-style-name="Visited_20_Internet_20_Link">https://tailwindcss.com/docs/guides/create-react-app</text:a> </text:p>
          <text:p text:style-name="P14">Post CSS provides plugins to perform different functionalities like prefixes in Vanilla CSS while Autoprefixer, which is a PostCSS plugin to parse CSS and add vendor prefixes to CSS rules.</text:p>
        </text:list-item>
        <text:list-item>
          <text:p text:style-name="P16"><text:s/>At the Terminal, <text:span text:style-name="T10">Install </text:span><text:span text:style-name="Source_20_Text"><text:span text:style-name="T17">tailwindcss</text:span></text:span><text:span text:style-name="T13"> </text:span><text:span text:style-name="T10">via npm, and then run the init command to generate your </text:span><text:span text:style-name="T13"> </text:span><text:span text:style-name="Source_20_Text"><text:span text:style-name="T17">tailwind.config.js</text:span></text:span><text:span text:style-name="T13">  and</text:span><text:span text:style-name="T10"> </text:span><text:span text:style-name="T13"> </text:span><text:span text:style-name="T15">postcss</text:span><text:span text:style-name="Source_20_Text"><text:span text:style-name="T16">.config.js</text:span></text:span><text:span text:style-name="T13">  </text:span><text:span text:style-name="T10">files (</text:span><text:span text:style-name="T32">They help you interact with your project and customize everything</text:span><text:span text:style-name="T12"> </text:span><text:span text:style-name="T10">)</text:span> by copying and pasting the following:</text:p>
          <text:p text:style-name="P16">npm i -D tailwindcss postcss autoprefixer postcss-cli</text:p>
          <text:p text:style-name="P16">npx tailwindcss init -p</text:p>
        </text:list-item>
        <text:list-item>
          <text:p text:style-name="P16"><text:s/><text:span text:style-name="T10">Add the paths to all of your template files in your </text:span><text:span text:style-name="Source_20_Text"><text:span text:style-name="T17">tailwind.config.js</text:span></text:span><text:span text:style-name="T13"> </text:span><text:span text:style-name="T10">file</text:span> <text:span text:style-name="T7">by pasting: </text:span><text:span text:style-name="T37">content: [</text:span><text:span text:style-name="T40">"./src/**/*.{js,jsx,ts,tsx}"</text:span><text:span text:style-name="T37">,],</text:span></text:p>
        </text:list-item>
        <text:list-item>
          <text:p text:style-name="P16"><text:span text:style-name="T7"><text:s/></text:span><text:span text:style-name="T11">Add the </text:span><text:span text:style-name="Source_20_Text"><text:span text:style-name="T18">@tailwind</text:span></text:span><text:span text:style-name="T14"> </text:span><text:span text:style-name="T11">directives for each of Tailwind’s layers to your</text:span><text:span text:style-name="T14"> </text:span><text:span text:style-name="Source_20_Text"><text:span text:style-name="T18">./src/index.css</text:span></text:span><text:span text:style-name="T14"> </text:span><text:span text:style-name="T11">file by pasting the following:</text:span></text:p>
          <text:list>
            <text:list-header>
              <text:p text:style-name="P15">@tailwind base;</text:p>
              <text:p text:style-name="P15">@tailwind components;</text:p>
              <text:p text:style-name="P16"><text:span text:style-name="T11">@tailwind utilities;</text:span><text:span text:style-name="T7"> <text:s/></text:span></text:p>
            </text:list-header>
          </text:list>
        </text:list-item>
        <text:list-item>
          <text:p text:style-name="P19"><text:s/>Go to: <text:a xlink:type="simple" xlink:href="https://chakra-ui.com/getting-started/cra-guide" text:style-name="Internet_20_link" text:visited-style-name="Visited_20_Internet_20_Link">https://chakra-ui.com/getting-started/cra-guide</text:a> Copy: npm i @chakra-ui/react @emotion/react @emotion/styled framer-motion <text:span text:style-name="T24">and paste them in the Terminal of your CRA project directory to install Chakra UI.</text:span> </text:p>
        </text:list-item>
        <text:list-item>
          <text:p text:style-name="P19"><text:s/><text:span text:style-name="T22">After installing Chakra UI, you need to set up the  </text:span><text:span text:style-name="Source_20_Text"><text:span text:style-name="T25">ChakraProvider</text:span></text:span><text:span text:style-name="T22">  at the root of your application</text:span><text:span text:style-name="Source_20_Text"><text:span text:style-name="T25"> by add</text:span></text:span><text:span text:style-name="T22">ing the following code: <text:s/> </text:span><text:span text:style-name="Source_20_Text"><text:span text:style-name="T25">index.jsx</text:span></text:span><text:span text:style-name="T22">  :</text:span></text:p>
          <text:p text:style-name="P22"><text:span text:style-name="T33">import</text:span> { ChakraProvider } <text:span text:style-name="T33">from</text:span> <text:span text:style-name="T38">"@chakra-ui/react"</text:span>;</text:p>
          <text:p text:style-name="P19">and replacing <text:span text:style-name="T43">&lt;</text:span><text:span text:style-name="T35">App</text:span><text:span text:style-name="T36"> </text:span><text:span text:style-name="T43">/&gt;</text:span> with</text:p>
          <text:p text:style-name="P22"><text:span text:style-name="T41">&lt;</text:span><text:span text:style-name="T33">ChakraProvider</text:span><text:span text:style-name="T41">&gt;</text:span></text:p>
        </text:list-item>
      </text:list>
      <text:p text:style-name="P9"><text:span text:style-name="T44"><text:tab/></text:span>      <text:span text:style-name="T42">&lt;</text:span><text:span text:style-name="T34">App</text:span><text:span text:style-name="T46"> </text:span><text:span text:style-name="T42">/&gt;</text:span></text:p>
      <text:p text:style-name="P9"><text:span text:style-name="T44">`<text:tab/></text:span><text:span text:style-name="T42">&lt;/</text:span><text:span text:style-name="T34">ChakraProvider</text:span><text:span text:style-name="T42">&gt;</text:span></text:p>
      <text:list xml:id="list20655589" text:continue-numbering="true" text:style-name="L3">
        <text:list-item>
          <text:p text:style-name="P19"><text:span text:style-name="T21"><text:s/></text:span><text:span text:style-name="T23">Install the </text:span><text:span text:style-name="T22">Tailwind plugin for hidding scrollbars (although the element can still be scrolled if the element's content overflows.)</text:span></text:p>
        </text:list-item>
        <text:list-item>
          <text:p text:style-name="P19"><text:span text:style-name="T45"><text:s/></text:span><text:span text:style-name="T19">npm install tailwind-scrollbar-hide</text:span><text:span text:style-name="T20"> </text:span></text:p>
        </text:list-item>
        <text:list-item>
          <text:p text:style-name="P19"><text:soft-page-break/><text:span text:style-name="T20"><text:s/></text:span><text:span text:style-name="T27">Then add the plugin to your  </text:span><text:span text:style-name="Source_20_Text"><text:span text:style-name="T28">tailwind.config.js</text:span></text:span><text:span text:style-name="T26">  </text:span><text:span text:style-name="T27">file:</text:span><text:span text:style-name="T20"> </text:span></text:p>
          <text:p text:style-name="P23"><text:span text:style-name="T20"><text:s/></text:span><text:span text:style-name="T30">plugins: [require(</text:span><text:span text:style-name="T29">"tailwind-scrollbar-hide"</text:span><text:span text:style-name="T30">)],</text:span></text:p>
        </text:list-item>
      </text:list>
      <text:p text:style-name="P24"/>
      <text:list xml:id="list20639893" text:continue-numbering="true" text:style-name="L3">
        <text:list-item>
          <text:p text:style-name="P19"><text:span text:style-name="T31"><text:s/></text:span><text:span text:style-name="T19">npm i react-toggle-dark-mode</text:span></text:p>
        </text:list-item>
        <text:list-item>
          <text:p text:style-name="P19"><text:span text:style-name="T31"><text:s/></text:span><text:span text:style-name="T19">npm install react-icons --save</text:span></text:p>
        </text:list-item>
        <text:list-item>
          <text:p text:style-name="P25"><text:s/></text:p>
        </text:list-item>
        <text:list-item>
          <text:p text:style-name="P25"/>
        </text:list-item>
      </text:list>
      <text:p text:style-name="P11"/>
      <text:p text:style-name="P11">MARKET</text:p>
      <text:p text:style-name="P11">DIGITIZE YOUR BUSINESS</text:p>
      <text:p text:style-name="P11"/>
      <text:p text:style-name="P11">UPGRADE YOUR PLAN!</text:p>
      <text:p text:style-name="P11">English</text:p>
      <text:p text:style-name="P11"/>
      <text:p text:style-name="P11">IOM Support</text:p>
      <text:p text:style-name="P11">io-market AG</text:p>
      <text:p text:style-name="P11">EDI</text:p>
      <text:p text:style-name="P11"/>
      <text:p text:style-name="P11">PDF2XML – Services</text:p>
      <text:p text:style-name="P11">Send invoices via PDF and we digitize them for your customers!</text:p>
      <text:p text:style-name="P11">Apply</text:p>
      <text:p text:style-name="P11"/>
      <text:p text:style-name="P11">eBill – Services</text:p>
      <text:p text:style-name="P11">Simply create an eBill and send it directly to eBanking.</text:p>
      <text:p text:style-name="P11">Configure</text:p>
      <text:p text:style-name="P11"/>
      <text:p text:style-name="P11">EDI – Services</text:p>
      <text:p text:style-name="P11">Optimize purchase-to-pay processes with EDI and save costs!</text:p>
      <text:p text:style-name="P11">Configure</text:p>
      <text:p text:style-name="P11"/>
      <text:p text:style-name="P10">Interconnect</text:p>
      <text:p text:style-name="P10">Send documents to your business partners through your EDI provider.</text:p>
      <text:p text:style-name="P11">Configure</text:p>
      <text:p text:style-name="P11"/>
      <text:p text:style-name="P11">EDI-Partner: </text:p>
      <text:p text:style-name="P11">Please select</text:p>
      <text:p text:style-name="P11">Process: </text:p>
      <text:p text:style-name="P11"><text:soft-page-break/>Please select</text:p>
      <text:p text:style-name="P11">Status: </text:p>
      <text:p text:style-name="P11">Please select</text:p>
      <text:p text:style-name="P11">From:</text:p>
      <text:p text:style-name="P11">To:</text:p>
      <text:p text:style-name="P11">GO</text:p>
      <text:p text:style-name="P11"/>
      <text:p text:style-name="P11">Dashboard</text:p>
      <text:p text:style-name="P11">Sale</text:p>
      <text:p text:style-name="P11">Purchase</text:p>
      <text:p text:style-name="P11">Connections</text:p>
      <text:p text:style-name="P11">eBill</text:p>
      <text:p text:style-name="P11"/>
      <text:p text:style-name="P11">Support</text:p>
      <text:p text:style-name="P11">Need Help?</text:p>
      <text:p text:style-name="P11">Our helpdesk is available for questions and support.</text:p>
      <text:p text:style-name="P11">Tutorial</text:p>
      <text:p text:style-name="P11">Clear Cashe</text:p>
      <text:p text:style-name="P11"/>
      <text:p text:style-name="P11">Last Transactions</text:p>
      <text:p text:style-name="P11">Date</text:p>
      <text:p text:style-name="P11">09/28/2022 7:22:35 AM</text:p>
      <text:p text:style-name="P11">Document Type</text:p>
      <text:p text:style-name="P11">Invoice</text:p>
      <text:p text:style-name="P11">Document No</text:p>
      <text:p text:style-name="P11">425094</text:p>
      <text:p text:style-name="P11">Direction</text:p>
      <text:p text:style-name="P11">Send</text:p>
      <text:p text:style-name="P11">EDI Partner</text:p>
      <text:p text:style-name="P11">Status</text:p>
      <text:p text:style-name="P11">Done</text:p>
      <text:p text:style-name="P11">Showing 1 to 10 of 487 entries</text:p>
      <text:p text:style-name="P11">Previous</text:p>
      <text:p text:style-name="P11">Next</text:p>
      <text:p text:style-name="P11"/>
      <text:p text:style-name="P11">Transactions</text:p>
      <text:p text:style-name="P11"><text:soft-page-break/>Total:</text:p>
      <text:p text:style-name="P11">488</text:p>
      <text:p text:style-name="P11">Current months</text:p>
      <text:p text:style-name="P11">0</text:p>
      <text:p text:style-name="P11"/>
      <text:p text:style-name="P11">EDI-Partners</text:p>
      <text:p text:style-name="P11">Total LIVE:</text:p>
      <text:p text:style-name="P11">6</text:p>
      <text:p text:style-name="P11">Totalm in TEST:</text:p>
      <text:p text:style-name="P11">4</text:p>
      <text:p text:style-name="P11">New in this month:</text:p>
      <text:p text:style-name="P11">0</text:p>
      <text:p text:style-name="P11"/>
      <text:p text:style-name="P11">Your Account:</text:p>
      <text:p text:style-name="P11">Standard</text:p>
      <text:p text:style-name="P11">Number of connections:</text:p>
      <text:p text:style-name="P11">25 from 50</text:p>
      <text:p text:style-name="P11">TXE</text:p>
      <text:p text:style-name="P11">0 from 150</text:p>
      <text:p text:style-name="P11">Upgrade</text:p>
      <text:p text:style-name="P11"/>
      <text:p text:style-name="P11">Check your EDI format</text:p>
      <text:p text:style-name="P11">Process:</text:p>
      <text:p text:style-name="P11">Please Select</text:p>
      <text:p text:style-name="P11">File Format:</text:p>
      <text:p text:style-name="P11">Please Select</text:p>
      <text:p text:style-name="P11">File Format:</text:p>
      <text:p text:style-name="P11">Drag &amp; drop, or click here</text:p>
      <text:p text:style-name="P11">Uploaded file:</text:p>
      <text:p text:style-name="P11">Check EDI format</text:p>
      <text:p text:style-name="P11"/>
      <text:p text:style-name="P11">Get a Sample EDI format</text:p>
      <text:p text:style-name="P11">Process:</text:p>
      <text:p text:style-name="P11">Please Select</text:p>
      <text:p text:style-name="P11">File Format:</text:p>
      <text:p text:style-name="P11">Please Select</text:p>
      <text:p text:style-name="P11"><text:soft-page-break/>Download EDI format</text:p>
      <text:p text:style-name="P11"/>
      <text:p text:style-name="P11"><text:span text:style-name="T47">©</text:span> 2022 io-market | Terms and Conditions | Privacy Policy | Legal Notice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Fira Code VF" svg:font-family="'Fira Code VF', ui-monospace, SFMono-Regular, Menlo, Monaco, Consolas, 'Liberation Mono', 'Courier New', monospace"/>
    <style:font-face style:name="Fira Mono" svg:font-family="'Fira Mono', 'Andale Mono', Consolas, monospace"/>
    <style:font-face style:name="Inter var" svg:font-family="'Inter var', ui-sans-serif, system-ui, apple-system, BlinkMacSystemFont, 'Segoe UI', Roboto, 'Helvetica Neue', Arial, 'Noto Sans', sans-serif, 'Apple Color Emoji', 'Segoe UI Emoji', 'Segoe UI Symbol', 'Noto Color Emoji'"/>
    <style:font-face style:name="Inter" svg:font-family="Inter, sans-serif"/>
    <style:font-face style:name="Lato" svg:font-family="Lato, sans-serif"/>
    <style:font-face style:name="OpenSymbol" svg:font-family="OpenSymbol"/>
    <style:font-face style:name="Roboto" svg:font-family="Roboto, 'Helvetica Neue', Helvetica, Arial, sans-serif"/>
    <style:font-face style:name="SFMono-Regular" svg:font-family="SFMono-Regular, Menlo, Monaco, Consolas, monospace"/>
    <style:font-face style:name="Segoe UI" svg:font-family="'Segoe UI'"/>
    <style:font-face style:name="Source Sans Pro" svg:font-family="'Source Sans Pro', 'Lucida Grande', sans-serif"/>
    <style:font-face style:name="Times New Roman1" svg:font-family="'Times New Roman'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ac Tuffuor</meta:initial-creator>
    <meta:creation-date>2023-01-28T04:03:38.12</meta:creation-date>
    <dc:date>2023-01-31T03:03:40.85</dc:date>
    <dc:creator>Isaac Tuffuor</dc:creator>
    <meta:editing-duration>PT9H36M18S</meta:editing-duration>
    <meta:editing-cycles>22</meta:editing-cycles>
    <meta:generator>OpenOffice/4.1.13$Win32 OpenOffice.org_project/4113m1$Build-9810</meta:generator>
    <meta:document-statistic meta:table-count="1" meta:image-count="0" meta:object-count="0" meta:page-count="6" meta:paragraph-count="134" meta:word-count="678" meta:character-count="4439"/>
  </office:meta>
</office:document-meta>
</file>